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528cm" fo:margin-left="-1.393cm" table:align="left"/>
    </style:style>
    <style:style style:name="Tableau2.A" style:family="table-column">
      <style:table-column-properties style:column-width="2.117cm"/>
    </style:style>
    <style:style style:name="Tableau2.B" style:family="table-column">
      <style:table-column-properties style:column-width="3.413cm"/>
    </style:style>
    <style:style style:name="Tableau2.C" style:family="table-column">
      <style:table-column-properties style:column-width="11.192cm"/>
    </style:style>
    <style:style style:name="Tableau2.D" style:family="table-column">
      <style:table-column-properties style:column-width="4.101cm"/>
    </style:style>
    <style:style style:name="Tableau2.E" style:family="table-column">
      <style:table-column-properties style:column-width="8.70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aee5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aee5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20dd66" officeooo:paragraph-rsid="001daee5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fo:font-weight="bold" officeooo:rsid="00270793" officeooo:paragraph-rsid="00270793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officeooo:paragraph-rsid="001daee5" style:font-size-asian="11pt" style:font-size-complex="11pt"/>
    </style:style>
    <style:style style:name="P6" style:family="paragraph" style:parent-style-name="Table_20_Contents">
      <style:text-properties fo:font-size="11pt" officeooo:rsid="00270793" officeooo:paragraph-rsid="00270793" style:font-size-asian="11pt" style:font-size-complex="11pt"/>
    </style:style>
    <style:style style:name="P7" style:family="paragraph" style:parent-style-name="Table_20_Contents">
      <style:text-properties officeooo:paragraph-rsid="002c0d42"/>
    </style:style>
    <style:style style:name="P8" style:family="paragraph" style:parent-style-name="Table_20_Contents">
      <style:text-properties officeooo:paragraph-rsid="002dae86"/>
    </style:style>
    <style:style style:name="P9" style:family="paragraph" style:parent-style-name="Table_20_Contents">
      <style:text-properties officeooo:rsid="002dae86" officeooo:paragraph-rsid="002dae86"/>
    </style:style>
    <style:style style:name="P10" style:family="paragraph" style:parent-style-name="Table_20_Contents">
      <style:text-properties officeooo:paragraph-rsid="001d6202"/>
    </style:style>
    <style:style style:name="P11" style:family="paragraph" style:parent-style-name="Table_20_Contents">
      <style:text-properties style:font-name="DejaVu Sans" fo:font-size="11pt" fo:font-weight="bold" officeooo:rsid="00270793" officeooo:paragraph-rsid="00270793" fo:background-color="transparent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DejaVu Sans" fo:font-size="11pt" officeooo:rsid="00270793" officeooo:paragraph-rsid="00270793" style:font-size-asian="11pt" style:font-size-complex="11pt"/>
    </style:style>
    <style:style style:name="P13" style:family="paragraph" style:parent-style-name="Standard">
      <style:text-properties officeooo:paragraph-rsid="001daee5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Heading">
      <style:text-properties officeooo:rsid="001d6202" officeooo:paragraph-rsid="001daee5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officeooo:paragraph-rsid="0020edca"/>
    </style:style>
    <style:style style:name="P18" style:family="paragraph" style:parent-style-name="Text_20_body" style:list-style-name="L1">
      <style:text-properties officeooo:rsid="001dfa2b" officeooo:paragraph-rsid="001dfa2b"/>
    </style:style>
    <style:style style:name="T1" style:family="text">
      <style:text-properties officeooo:rsid="002e48a0"/>
    </style:style>
    <style:style style:name="T2" style:family="text">
      <style:text-properties fo:font-weight="bold" officeooo:rsid="002e48a0" style:font-weight-asian="bold" style:font-weight-complex="bold"/>
    </style:style>
    <style:style style:name="T3" style:family="text">
      <style:text-properties fo:font-weight="bold" officeooo:rsid="0020edca" style:font-weight-asian="bold" style:font-weight-complex="bold"/>
    </style:style>
    <style:style style:name="T4" style:family="text">
      <style:text-properties fo:font-weight="bold" officeooo:rsid="002e48a0" fo:background-color="#ffff00" loext:char-shading-value="0" style:font-weight-asian="bold" style:font-weight-complex="bold"/>
    </style:style>
    <style:style style:name="T5" style:family="text">
      <style:text-properties fo:font-weight="bold" officeooo:rsid="0020938e" fo:background-color="#ffff00" loext:char-shading-value="0" style:font-weight-asian="bold" style:font-weight-complex="bold"/>
    </style:style>
    <style:style style:name="T6" style:family="text">
      <style:text-properties fo:font-weight="bold" officeooo:rsid="002558cf" fo:background-color="#ffff00" loext:char-shading-value="0" style:font-weight-asian="bold" style:font-weight-complex="bold"/>
    </style:style>
    <style:style style:name="T7" style:family="text">
      <style:text-properties fo:font-weight="bold" officeooo:rsid="002c633b" fo:background-color="#ffff00" loext:char-shading-value="0" style:font-weight-asian="bold" style:font-weight-complex="bold"/>
    </style:style>
    <style:style style:name="T8" style:family="text">
      <style:text-properties fo:font-weight="bold" officeooo:rsid="001dfa2b" fo:background-color="#ffff00" loext:char-shading-value="0" style:font-weight-asian="bold" style:font-weight-complex="bold"/>
    </style:style>
    <style:style style:name="T9" style:family="text">
      <style:text-properties fo:font-weight="bold" officeooo:rsid="0020dd66" fo:background-color="#ffff00" loext:char-shading-value="0" style:font-weight-asian="bold" style:font-weight-complex="bold"/>
    </style:style>
    <style:style style:name="T10" style:family="text">
      <style:text-properties fo:font-weight="bold" officeooo:rsid="0025ab38" fo:background-color="#ffff00" loext:char-shading-value="0" style:font-weight-asian="bold" style:font-weight-complex="bold"/>
    </style:style>
    <style:style style:name="T11" style:family="text">
      <style:text-properties officeooo:rsid="001dcc9d"/>
    </style:style>
    <style:style style:name="T12" style:family="text">
      <style:text-properties officeooo:rsid="001f259b"/>
    </style:style>
    <style:style style:name="T13" style:family="text">
      <style:text-properties officeooo:rsid="0020dd66"/>
    </style:style>
    <style:style style:name="T14" style:family="text">
      <style:text-properties officeooo:rsid="0020edca"/>
    </style:style>
    <style:style style:name="T15" style:family="text">
      <style:text-properties officeooo:rsid="00230c4d"/>
    </style:style>
    <style:style style:name="T16" style:family="text">
      <style:text-properties fo:color="#c9211e" loext:opacity="100%" fo:font-weight="bold" officeooo:rsid="00230c4d" style:font-weight-asian="bold" style:font-weight-complex="bold"/>
    </style:style>
    <style:style style:name="T17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weight="bold" officeooo:rsid="0025ab38" fo:background-color="#ffff00" loext:char-shading-value="0" style:font-size-asian="10.5pt" style:font-weight-asian="bold" style:font-weight-complex="bold"/>
    </style:style>
    <style:style style:name="T20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22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23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2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" text:anchor-type="paragraph" svg:x="-1.201cm" svg:y="-1.376cm" svg:width="2.275cm" svg:height="0.794cm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POUR LE OU LA CHEF. FE DE PROJET</text:p>
      <text:p text:style-name="Text_20_body"><text:span text:style-name="T1">Voici la grille récapitulant </text:span><text:span text:style-name="T2">les tâches de chaque membre du groupe et son investissement</text:span><text:span text:style-name="T1"> dans le projet tuteuré. Elle est à </text:span><text:span text:style-name="T4">envo</text:span><text:span text:style-name="T8">yer</text:span><text:span text:style-name="T5"> </text:span><text:span text:style-name="T19">à la</text:span><text:span text:style-name="T4"> ou </text:span><text:span text:style-name="T10">au</text:span><text:span text:style-name="T6"> </text:span><text:span text:style-name="T9">professeur·e</text:span><text:span text:style-name="T6"> </text:span><text:span text:style-name="T9">référent·e</text:span><text:span text:style-name="T4"> </text:span><text:span text:style-name="T7">lors de </text:span><text:span text:style-name="T8">votre</text:span><text:span text:style-name="T4"> compte rendu hebdomadaire</text:span><text:span text:style-name="T1">.</text:span></text:p>
      <text:p text:style-name="P14">Marche à suivre :</text:p>
      <text:list xml:id="list1287329015" text:style-name="L1">
        <text:list-item>
          <text:list>
            <text:list-item>
              <text:list>
                <text:list-item>
                  <text:p text:style-name="P16">remplacez « n°x » par prénom et NOM – conservez le même ordre tout le semestre !</text:p>
                </text:list-item>
                <text:list-item>
                  <text:p text:style-name="P17">copiez les informations de chacun des membres de votre groupe dans cette grille – <text:span text:style-name="T14">vérifiez que les pourcentages semblent correspondre à la réalité en tenant compte de </text:span><text:span text:style-name="T3">ce qui a été fait par rapport à ce qui était demandé (en fonction de la difficulté, de la quantité et de la qualité du travail) </text:span><text:span text:style-name="T14">et </text:span><text:span text:style-name="T3">par rapport à celui des autres (les tâches pouvaient être plus ou moins difficiles, plus ou moins longues)</text:span> ;</text:p>
                </text:list-item>
                <text:list-item>
                  <text:p text:style-name="P18">vérifiez l’expression avant de l’envoyer <text:span text:style-name="T15">au </text:span><text:span text:style-name="T16">format PDF</text:span><text:span text:style-name="T15">.</text:span></text:p>
                </text:list-item>
              </text:list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">Date<text:span text:style-name="T12">s</text:span> <text:span text:style-name="T11">d’envoi des mails</text:span></text:p>
          </table:table-cell>
          <table:table-cell table:style-name="Tableau2.A1" office:value-type="string">
            <text:p text:style-name="P3">Étudiant·e·s</text:p>
          </table:table-cell>
          <table:table-cell table:style-name="Tableau2.A1" office:value-type="string">
            <text:p text:style-name="P2">Tâches réalisées dans la semaine (soyez <text:span text:style-name="T13">précis·e</text:span>)</text:p>
          </table:table-cell>
          <table:table-cell table:style-name="Tableau2.A1" office:value-type="string">
            <text:p text:style-name="P2">Investissement dans le projet tuteuré</text:p>
            <text:p text:style-name="P2">(en pourcentage)</text:p>
          </table:table-cell>
          <table:table-cell table:style-name="Tableau2.E1" office:value-type="string">
            <text:p text:style-name="P2">Remarques</text:p>
          </table:table-cell>
        </table:table-row>
        <table:table-row>
          <table:table-cell table:style-name="Tableau2.A2" table:number-rows-spanned="4" office:value-type="string">
            <text:p text:style-name="P7"><text:span text:style-name="T18">2</text:span><text:span text:style-name="T20">/</text:span><text:span text:style-name="T21">10/</text:span><text:span text:style-name="T18">20</text:span></text:p>
          </table:table-cell>
          <table:table-cell table:style-name="Tableau2.A2" office:value-type="string">
            <text:p text:style-name="P4">AVILMARD</text:p>
          </table:table-cell>
          <table:table-cell table:style-name="Tableau2.A1" office:value-type="string">
            <text:p text:style-name="P6">Mise en place des outils de gestion </text:p>
          </table:table-cell>
          <table:table-cell table:style-name="Tableau2.A2" office:value-type="string">
            <text:p text:style-name="P6">25</text:p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1">MTROGNOT</text:p>
          </table:table-cell>
          <table:table-cell table:style-name="Tableau2.A2" office:value-type="string">
            <text:p text:style-name="P6">Premières recherches</text:p>
          </table:table-cell>
          <table:table-cell table:style-name="Tableau2.A2" office:value-type="string">
            <text:p text:style-name="P6">25</text:p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LHEIDET</text:p>
          </table:table-cell>
          <table:table-cell table:style-name="Tableau2.A2" office:value-type="string">
            <text:p text:style-name="P6">Premières recherches</text:p>
          </table:table-cell>
          <table:table-cell table:style-name="Tableau2.A2" office:value-type="string">
            <text:p text:style-name="P6">25</text:p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WBERHNARD</text:p>
          </table:table-cell>
          <table:table-cell table:style-name="Tableau2.A2" office:value-type="string">
            <text:p text:style-name="P12">Premières ébauches du site web</text:p>
          </table:table-cell>
          <table:table-cell table:style-name="Tableau2.A2" office:value-type="string">
            <text:p text:style-name="P6">25</text:p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8"><text:span text:style-name="T18">6</text:span><text:span text:style-name="T22">/11/</text:span><text:span text:style-name="T18">20</text:span></text:p>
          </table:table-cell>
          <table:table-cell table:style-name="Tableau2.A2" office:value-type="string">
            <text:p text:style-name="P4">AVILM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1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9"><text:span text:style-name="T17">11</text:span><text:span text:style-name="T22">/12/</text:span><text:span text:style-name="T17">20</text:span></text:p>
          </table:table-cell>
          <table:table-cell table:style-name="Tableau2.A2" office:value-type="string">
            <text:p text:style-name="P4">AVILMARD</text:p>
          </table:table-cell>
          <table:table-cell table:style-name="Tableau2.A1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1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8"><text:span text:style-name="T23">2</text:span><text:span text:style-name="T18">3</text:span><text:span text:style-name="T23">/10/</text:span><text:span text:style-name="T18">20</text:span></text:p>
          </table:table-cell>
          <table:table-cell table:style-name="Tableau2.A2" office:value-type="string">
            <text:p text:style-name="P4">AVILMARD</text:p>
          </table:table-cell>
          <table:table-cell table:style-name="Tableau2.A1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1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8"><text:span text:style-name="T23">2</text:span><text:span text:style-name="T18">7</text:span><text:span text:style-name="T23">/11/</text:span><text:span text:style-name="T18">20</text:span></text:p>
          </table:table-cell>
          <table:table-cell table:style-name="Tableau2.A2" office:value-type="string">
            <text:p text:style-name="P4">AVILMARD</text:p>
          </table:table-cell>
          <table:table-cell table:style-name="Tableau2.A1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1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8"><text:span text:style-name="T18">9</text:span><text:span text:style-name="T22">/10/</text:span><text:span text:style-name="T18">20</text:span></text:p>
          </table:table-cell>
          <table:table-cell table:style-name="Tableau2.A2" office:value-type="string">
            <text:p text:style-name="P4">AVILMARD</text:p>
          </table:table-cell>
          <table:table-cell table:style-name="Tableau2.A1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1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8"><text:span text:style-name="T18">13</text:span><text:span text:style-name="T22">/11/</text:span><text:span text:style-name="T18">20</text:span></text:p>
          </table:table-cell>
          <table:table-cell table:style-name="Tableau2.A2" office:value-type="string">
            <text:p text:style-name="P4">AVILMARD</text:p>
          </table:table-cell>
          <table:table-cell table:style-name="Tableau2.A1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1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8"><text:span text:style-name="T18">18</text:span><text:span text:style-name="T22">/12/</text:span><text:span text:style-name="T18">20</text:span></text:p>
          </table:table-cell>
          <table:table-cell table:style-name="Tableau2.A2" office:value-type="string">
            <text:p text:style-name="P4">AVILMARD</text:p>
          </table:table-cell>
          <table:table-cell table:style-name="Tableau2.A1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1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8"><text:span text:style-name="T18">30</text:span><text:span text:style-name="T22">/1</text:span><text:span text:style-name="T24">0</text:span><text:span text:style-name="T22">/</text:span><text:span text:style-name="T18">20</text:span></text:p>
          </table:table-cell>
          <table:table-cell table:style-name="Tableau2.A2" office:value-type="string">
            <text:p text:style-name="P4">AVILMARD</text:p>
          </table:table-cell>
          <table:table-cell table:style-name="Tableau2.A1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1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10"><text:span text:style-name="T18">4</text:span><text:span text:style-name="T22">/12/</text:span><text:span text:style-name="T18">20</text:span></text:p>
          </table:table-cell>
          <table:table-cell table:style-name="Tableau2.A2" office:value-type="string">
            <text:p text:style-name="P4">AVILMARD</text:p>
          </table:table-cell>
          <table:table-cell table:style-name="Tableau2.A1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1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8"><text:span text:style-name="T18">16</text:span><text:span text:style-name="T23">/10/</text:span><text:span text:style-name="T18">20</text:span></text:p>
          </table:table-cell>
          <table:table-cell table:style-name="Tableau2.A2" office:value-type="string">
            <text:p text:style-name="P4">AVILM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1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table-cell table:style-name="Tableau2.A2" table:number-rows-spanned="4" office:value-type="string">
            <text:p text:style-name="P8"><text:span text:style-name="T23">2</text:span><text:span text:style-name="T18">3</text:span><text:span text:style-name="T23">/10/</text:span><text:span text:style-name="T18">20</text:span></text:p>
          </table:table-cell>
          <table:table-cell table:style-name="Tableau2.A2" office:value-type="string">
            <text:p text:style-name="P4">AVILM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11">MTROGNO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LHEIDET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  <table:table-row>
          <table:covered-table-cell/>
          <table:table-cell table:style-name="Tableau2.A2" office:value-type="string">
            <text:p text:style-name="P4">WBERHNARD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 office:value-type="string">
            <text:p text:style-name="P5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99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7:35:47.861272089</meta:creation-date>
    <meta:editing-duration>PT54M55S</meta:editing-duration>
    <meta:editing-cycles>13</meta:editing-cycles>
    <meta:generator>LibreOffice/7.0.1.2$Windows_X86_64 LibreOffice_project/7cbcfc562f6eb6708b5ff7d7397325de9e764452</meta:generator>
    <dc:title>cours</dc:title>
    <dc:date>2020-10-01T09:47:07.634000000</dc:date>
    <meta:document-statistic meta:table-count="1" meta:image-count="1" meta:object-count="0" meta:page-count="3" meta:paragraph-count="81" meta:word-count="250" meta:character-count="1577" meta:non-whitespace-character-count="1408"/>
    <meta:template xlink:type="simple" xlink:actuate="onRequest" xlink:title="cours" xlink:href="../../../../../../../../.config/libreoffice/4/user/template/cours1.ott" meta:date="2017-06-23T17:35:47.694042514"/>
  </office:meta>
</office:document-meta>
</file>